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t 2</text:p>
      <text:p text:style-name="Standard">1.decide the longest step a bug can move without turning.</text:p>
      <text:p text:style-name="Standard">2.record the step the bug move without turning to guarantee that it won't move outsize.</text:p>
      <text:p text:style-name="Standard">3.the turn method will turn for 45 degree,so turn twice will turn for 90 degree,this bug is called BoxBug,so the act will guarantee that the bug move as box <text:span text:style-name="Emphasis">trajectory.</text:span></text:p>
      <text:p text:style-name="Standard">4.because theBoxBug extend from the Bug and the move method is write in this class, so BoxBug can call this method.</text:p>
      <text:p text:style-name="Standard">5.not,it the square pattern also decide by the bar.</text:p>
      <text:p text:style-name="Standard">6.no</text:p>
      <text:p text:style-name="Standard">7.when the bug encounter he edge of the wor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08:35:33</meta:creation-date>
    <dc:date>2015-08-20T09:02:41</dc:date>
    <meta:editing-duration>PT2M38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8" meta:word-count="97" meta:character-count="533" meta:non-whitespace-character-count="444"/>
  </office:meta>
</office:document-meta>
</file>